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24-02-1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23-01-2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22-02-07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21-01-2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20-01-2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9-02-0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7-12-11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7-01-2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6-01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4-12-0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3-12-1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3-01-2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2-01-0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1-01-1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10-01-20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9-01-1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8-01-2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7-0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6-01-04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5-02-04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4-02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3-01-2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2001-02-13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7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510950835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